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8a0" officeooo:paragraph-rsid="0004f8a0"/>
    </style:style>
    <style:style style:name="P2" style:family="paragraph" style:parent-style-name="Standard">
      <style:text-properties officeooo:rsid="0004f8a0" officeooo:paragraph-rsid="0005db55"/>
    </style:style>
    <style:style style:name="P3" style:family="paragraph" style:parent-style-name="Standard">
      <style:text-properties officeooo:rsid="0004f8a0" officeooo:paragraph-rsid="0006be6a"/>
    </style:style>
    <style:style style:name="T1" style:family="text">
      <style:text-properties officeooo:rsid="0006b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lgorithm-visualizer.org/backtracking/hamiltonean-cycles" text:style-name="Internet_20_link" text:visited-style-name="Visited_20_Internet_20_Link">https://algorithm-visualizer.org/backtracking/hamiltonean-cycles</text:a></text:p>
      <text:p text:style-name="Standard"/>
      <text:p text:style-name="P3">plan <text:span text:style-name="T1">2024</text:span></text:p>
      <text:p text:style-name="P3"><text:s/></text:p>
      <text:p text:style-name="P2"><text:a xlink:type="simple" xlink:href="https://learning.oreilly.com/library/view/learning-algorithms/9781492091059/" text:style-name="Internet_20_link" text:visited-style-name="Visited_20_Internet_20_Link">https://learning.oreilly.com/library/view/learning-algorithms/9781492091059/</text:a></text:p>
      <text:p text:style-name="P2"/>
      <text:p text:style-name="P1">https://learning.oreilly.com/library/view/a-common-sense-guide/9781680508048/</text:p>
      <text:p text:style-name="P1"/>
      <text:p text:style-name="P1"><text:a xlink:type="simple" xlink:href="https://learning.oreilly.com/library/view/algorithms-4th-edition/9780132762564/" text:style-name="Internet_20_link" text:visited-style-name="Visited_20_Internet_20_Link">https://learning.oreilly.com/library/view/algorithms-4th-edition/9780132762564/</text:a></text:p>
      <text:p text:style-name="P1"/>
      <text:p text:style-name="P1"><text:a xlink:type="simple" xlink:href="https://learning.oreilly.com/library/view/advanced-algorithms-and/9781617295485/" text:style-name="Internet_20_link" text:visited-style-name="Visited_20_Internet_20_Link">https://learning.oreilly.com/library/view/advanced-algorithms-and/9781617295485/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1:35:57.705439185</meta:creation-date>
    <dc:date>2024-03-23T18:48:04.737965644</dc:date>
    <meta:editing-duration>PT1M32S</meta:editing-duration>
    <meta:editing-cycles>4</meta:editing-cycles>
    <meta:generator>LibreOffice/7.1.8.1$Linux_X86_64 LibreOffice_project/10$Build-1</meta:generator>
    <meta:document-statistic meta:table-count="0" meta:image-count="0" meta:object-count="0" meta:page-count="1" meta:paragraph-count="7" meta:word-count="7" meta:character-count="386" meta:non-whitespace-character-count="384"/>
  </office:meta>
</office:document-meta>
</file>